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9f18" officeooo:paragraph-rsid="001a9f18"/>
    </style:style>
    <style:style style:name="P2" style:family="paragraph" style:parent-style-name="Standard">
      <style:text-properties officeooo:rsid="001c97b8" officeooo:paragraph-rsid="001c97b8"/>
    </style:style>
    <style:style style:name="P3" style:family="paragraph" style:parent-style-name="Standard">
      <style:text-properties officeooo:rsid="001ff834" officeooo:paragraph-rsid="001ff834"/>
    </style:style>
    <style:style style:name="P4" style:family="paragraph" style:parent-style-name="Standard">
      <style:text-properties fo:font-style="italic" officeooo:rsid="002181c8" officeooo:paragraph-rsid="002181c8" style:font-style-asian="italic" style:font-style-complex="italic"/>
    </style:style>
    <style:style style:name="P5" style:family="paragraph" style:parent-style-name="Standard">
      <style:text-properties fo:font-style="normal" officeooo:rsid="002181c8" officeooo:paragraph-rsid="002181c8" style:font-style-asian="normal" style:font-style-complex="normal"/>
    </style:style>
    <style:style style:name="P6" style:family="paragraph" style:parent-style-name="Standard">
      <style:text-properties fo:font-style="normal" officeooo:rsid="002181c8" officeooo:paragraph-rsid="002efe88" style:font-style-asian="normal" style:font-style-complex="normal"/>
    </style:style>
    <style:style style:name="P7" style:family="paragraph" style:parent-style-name="Standard">
      <style:text-properties fo:font-style="normal" officeooo:rsid="0024a4e5" officeooo:paragraph-rsid="0024a4e5" style:font-style-asian="normal" style:font-style-complex="normal"/>
    </style:style>
    <style:style style:name="P8" style:family="paragraph" style:parent-style-name="Standard">
      <style:text-properties fo:font-style="normal" officeooo:rsid="0026070d" officeooo:paragraph-rsid="0026070d" style:font-style-asian="normal" style:font-style-complex="normal"/>
    </style:style>
    <style:style style:name="P9" style:family="paragraph" style:parent-style-name="Standard">
      <style:text-properties fo:font-style="normal" officeooo:rsid="002713ec" officeooo:paragraph-rsid="002713ec" style:font-style-asian="normal" style:font-style-complex="normal"/>
    </style:style>
    <style:style style:name="P10" style:family="paragraph" style:parent-style-name="Standard">
      <style:text-properties fo:font-style="normal" officeooo:rsid="0028eb4c" officeooo:paragraph-rsid="0028eb4c" style:font-style-asian="normal" style:font-style-complex="normal"/>
    </style:style>
    <style:style style:name="P11" style:family="paragraph" style:parent-style-name="Standard">
      <style:text-properties fo:font-style="normal" officeooo:rsid="0029c7d7" officeooo:paragraph-rsid="0029c7d7" style:font-style-asian="normal" style:font-style-complex="normal"/>
    </style:style>
    <style:style style:name="P12" style:family="paragraph" style:parent-style-name="Standard">
      <style:text-properties fo:font-style="normal" officeooo:rsid="002efe88" officeooo:paragraph-rsid="002efe88" style:font-style-asian="normal" style:font-style-complex="normal"/>
    </style:style>
    <style:style style:name="P13" style:family="paragraph" style:parent-style-name="Standard">
      <style:text-properties fo:font-style="normal" officeooo:rsid="00302788" officeooo:paragraph-rsid="00302788" style:font-style-asian="normal" style:font-style-complex="normal"/>
    </style:style>
    <style:style style:name="P14" style:family="paragraph" style:parent-style-name="Standard">
      <style:text-properties fo:font-style="normal" officeooo:rsid="0026070d" officeooo:paragraph-rsid="0026070d" style:font-style-asian="normal" style:font-style-complex="normal"/>
    </style:style>
    <style:style style:name="P15" style:family="paragraph" style:parent-style-name="Standard">
      <style:text-properties fo:font-style="normal" officeooo:rsid="00335d46" officeooo:paragraph-rsid="00335d46" style:font-style-asian="normal" style:font-style-complex="normal"/>
    </style:style>
    <style:style style:name="P16" style:family="paragraph" style:parent-style-name="Standard">
      <style:text-properties fo:font-style="normal" officeooo:rsid="0028eb4c" officeooo:paragraph-rsid="0028eb4c" style:font-style-asian="normal" style:font-style-complex="normal"/>
    </style:style>
    <style:style style:name="P17" style:family="paragraph" style:parent-style-name="Standard">
      <style:text-properties fo:font-style="normal" officeooo:rsid="0033e401" officeooo:paragraph-rsid="0033e401" style:font-style-asian="normal" style:font-style-complex="normal"/>
    </style:style>
    <style:style style:name="P18" style:family="paragraph" style:parent-style-name="Standard">
      <style:text-properties fo:font-style="normal" style:text-underline-style="solid" style:text-underline-width="auto" style:text-underline-color="font-color" fo:font-weight="bold" officeooo:rsid="00335d46" officeooo:paragraph-rsid="00335d46"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rsid="00335d46" officeooo:paragraph-rsid="00335d46" style:font-style-asian="normal" style:font-weight-asian="bold" style:font-style-complex="normal" style:font-weight-complex="bold"/>
    </style:style>
    <style:style style:name="T1" style:family="text">
      <style:text-properties officeooo:rsid="001e8737"/>
    </style:style>
    <style:style style:name="T2" style:family="text">
      <style:text-properties officeooo:rsid="0022c213"/>
    </style:style>
    <style:style style:name="T3" style:family="text">
      <style:text-properties officeooo:rsid="002efe88"/>
    </style:style>
    <style:style style:name="T4" style:family="text">
      <style:text-properties officeooo:rsid="00335d46"/>
    </style:style>
    <style:style style:name="T5" style:family="text">
      <style:text-properties fo:font-weight="bold" style:font-weight-asian="bold" style:font-weight-complex="bold"/>
    </style:style>
    <style:style style:name="T6" style:family="text">
      <style:text-properties fo:font-weight="bold" officeooo:rsid="0033e401"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33e4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Pjs commencent lors de leur remise de la Hauteplume, symbole de leur diplôme à l'Académie</text:p>
      <text:p text:style-name="P2">ils sont assis dans la grande salle de l'Académie et attendent se faire appeler par Fred Vil'Batra, présent pour l'occasion</text:p>
      <text:p text:style-name="P2">la salle est étonamment sobrement décoré pour l'occasion</text:p>
      <text:p text:style-name="P2"/>
      <text:p text:style-name="P2">"En ce jour béni de l'an 538, comme chaque année lors du 21ème jour du onzième mois l'Académie m'accueille pour remettre la plus haute distinction aux nouveaux Artistes, la Hauteplume. A vous, Artistes, je vous accorde ma bénédiction. Que vous deveniez professeur, comédien, artisan ou garde, je suis certain que vous saurez toujours utiliser votre don et votre savoir dans la grace de notre seule et unique déesse qui s'exprime à travers votre coeur. </text:p>
      <text:p text:style-name="P2"/>
      <text:p text:style-name="P2">"Ewilan Gil'Sayan, mes félicitations. Salim Attia ... Les Pjs ...."</text:p>
      <text:p text:style-name="P2"/>
      <text:p text:style-name="P2">à la fin de la cérémonie, un garde fait irruption "<text:span text:style-name="T1">Missive urgente ! Des révolutionnaires en provenance du quartier des Humbles, ils sont armés, nombreux et marchent sur la porte Encrier! On nous rapporte aussi du terrorisme dans le quartier des Hauts ! Nous avons besoin de toute l'aide disponible pour ramener l'ordre."</text:span></text:p>
      <text:p text:style-name="P2"/>
      <text:p text:style-name="P3">Votre prof Ondine qui est aussi présente : Artistes, il est l'heure de montrer tout ce que vous avez appris, mais avant, venez à l'armurerie, vite !</text:p>
      <text:p text:style-name="P3"/>
      <text:p text:style-name="P4">Ils s'équipent</text:p>
      <text:p text:style-name="P4"/>
      <text:p text:style-name="P6">Les Pjs sont chargés d'aller à la porte Plume o<text:span text:style-name="T3">u les gardes sont absents mais une troupe de Garok + 3 révolutionnaires qui semblent se diriger vers le Conseil. Les gardes étaient partis sécuriser le Quartier des Hauts.</text:span></text:p>
      <text:p text:style-name="P6"/>
      <text:p text:style-name="P12">Au total, au début : 200 gardes actifs contre 300 révolutionnaires</text:p>
      <text:p text:style-name="P12">Quartier des Hauts : 50 gardes contre 10 qui jouent la guerilla</text:p>
      <text:p text:style-name="P12">Quartier des Humbles : 100 gardes contre 290 révolutionnaires</text:p>
      <text:p text:style-name="P12">Quartier de l'Echange : 50 gardes en faction contre PERSONNE</text:p>
      <text:p text:style-name="P12"/>
      <text:p text:style-name="P13">Premiers affrontements (quand ils recoivent l'alerte) ==&gt;</text:p>
      <text:p text:style-name="P13">Quartier des Hauts : 45 gardes contre 8</text:p>
      <text:p text:style-name="P13">Quartier des Humbles : 10 contre 30</text:p>
      <text:p text:style-name="P13">Porte Encrier : 70 contre 200</text:p>
      <text:p text:style-name="P13">Quartier de l'Echange : toujours 50 pleutres!</text:p>
      <text:p text:style-name="P6"/>
      <text:p text:style-name="P12">(voir trame)</text:p>
      <text:p text:style-name="P6"/>
      <text:p text:style-name="P6">Ils y rencontrent Garok Arpan <text:span text:style-name="T2">qui leur demande de s'arrêter et s'exprime "Halte là! Nous écarterons quiconque nous empêchera de faire valoir nos revendications." ... "Une fois encore, la semaine dernière, il y a eu des morts à la Basse Arene! Et tout ça pour quoi, montrer la supériorité des Artistes issus de l'Académie, qui est reservée aux habitants des Hauts ? Cette même Académie qui forme l'élite de nos gardes qui assassinent ses concitoyens? Parmi nos nombreuses revendications que nous portons jusqu'au Conseil, nous demandons une règlementation sur l'usage du Dessin dans la cité, pour la violence des gardes et les catastrophes des arènes, ainsi que des places réservées à l'Académie pour les Humbles."</text:span></text:p>
      <text:p text:style-name="P5"/>
      <text:p text:style-name="P7">Garok s'en va sur les remparts pour mieux observer</text:p>
      <text:p text:style-name="P7">soit ils affrontent 3 révolutionnaires, soit 3 gardes qui arrivent après</text:p>
      <text:p text:style-name="P7"/>
      <text:p text:style-name="P9"><text:soft-page-break/>puis ils vont au Conseil, Kuvira s'y oppose vener et veut mettre fin à la rebellion</text:p>
      <text:p text:style-name="P7"/>
      <text:p text:style-name="P8">puis affrontement Garok <text:span text:style-name="T4">vs</text:span> Kuvira</text:p>
      <text:p text:style-name="P8"/>
      <text:p text:style-name="P18">Conclusion :</text:p>
      <text:p text:style-name="P15"/>
      <text:p text:style-name="P8">si échec ou passivité, victoire des révolutionnaires</text:p>
      <text:p text:style-name="P8"/>
      <text:p text:style-name="P8"><text:span text:style-name="T5">victoire des révolutionnaires :</text:span> envoi des jeunes Artistes en exploration pour dégarnir les rangs de la cité, <text:span text:style-name="T8">les revendications sont entendues</text:span></text:p>
      <text:p text:style-name="P8"/>
      <text:p text:style-name="P10"><text:span text:style-name="T5">victoire des conservateurs :</text:span> ils se rendent compte qu'il faut relancer l'exploration car trop de gardes ça rend fou le peuple</text:p>
      <text:p text:style-name="P17">les révolutionnaires sont emprisonnés</text:p>
      <text:p text:style-name="P10"/>
      <text:p text:style-name="P10"><text:span text:style-name="T6">égalité :</text:span><text:span text:style-name="T5"> </text:span>compromis, et pour une meilleure paix il faut chercher de nouveaux alliés,</text:p>
      <text:p text:style-name="P17">les revendications sont partiellement acceptées</text:p>
      <text:p text:style-name="P10"/>
      <text:p text:style-name="P18">Bilan (Ondine qui arrive en scred pendant le conseil)</text:p>
      <text:p text:style-name="P18"/>
      <text:p text:style-name="P19">0 lenteur : <text:span text:style-name="T7">perte de 50 gardes, 100 révolutionnaires</text:span></text:p>
      <text:p text:style-name="P19"><text:span text:style-name="T7"/></text:p>
      <text:p text:style-name="P19">1 lenteur : <text:span text:style-name="T7">perte de 75 gardes, 150 révolutionnaires</text:span></text:p>
      <text:p text:style-name="P19"><text:span text:style-name="T7"/></text:p>
      <text:p text:style-name="P19">2 lenteurs : <text:span text:style-name="T7">perte de 100 gardes, 200 révolutionnaires</text:span></text:p>
      <text:p text:style-name="P10"/>
      <text:p text:style-name="P10"/>
      <text:p text:style-name="P11">un jour avant le départ pr explorer la ville, on leur donne 5 boras + des rations chacun pr faire commerce dans la ville ou en voyage</text:p>
      <text:p text:style-name="P11"/>
      <text:p text:style-name="P11">plusieurs pistes à la taverne, à la bibliothèqu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2M19S</meta:editing-duration>
    <meta:editing-cycles>23</meta:editing-cycles>
    <meta:generator>LibreOffice/5.0.6.3$Windows_x86 LibreOffice_project/490fc03b25318460cfc54456516ea2519c11d1aa</meta:generator>
    <dc:date>2019-02-19T17:25:21.529000000</dc:date>
    <meta:document-statistic meta:table-count="0" meta:image-count="0" meta:object-count="0" meta:page-count="2" meta:paragraph-count="37" meta:word-count="628" meta:character-count="3805" meta:non-whitespace-character-count="3212"/>
    <meta:user-defined meta:name="Info 1"/>
    <meta:user-defined meta:name="Info 2"/>
    <meta:user-defined meta:name="Info 3"/>
    <meta:user-defined meta:name="Info 4"/>
  </office:meta>
</office:document-meta>
</file>